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ample Freq</text:p>
          </table:table-cell>
          <table:table-cell office:value-type="float" office:value="44100" calcext:value-type="float">
            <text:p>4410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Min</text:p>
          </table:table-cell>
          <table:table-cell table:formula="of:=[.C1]/[.C2]" office:value-type="float" office:value="86.1328125" calcext:value-type="float">
            <text:p>86.13281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Max</text:p>
          </table:table-cell>
          <table:table-cell table:formula="of:=[.C1]/2" office:value-type="float" office:value="22050" calcext:value-type="float">
            <text:p>2205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ogMin</text:p>
          </table:table-cell>
          <table:table-cell table:formula="of:=LOG([.C4])" office:value-type="float" office:value="1.93516862849201" calcext:value-type="float">
            <text:p>1.9351686284920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ogMax</text:p>
          </table:table-cell>
          <table:table-cell table:formula="of:=LOG([.C5])" office:value-type="float" office:value="4.34340859380386" calcext:value-type="float">
            <text:p>4.3434085938038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requencies</text:p>
          </table:table-cell>
          <table:table-cell table:style-name="ce1" office:value-type="string" calcext:value-type="string">
            <text:p>Index Pos</text:p>
            <text:p>Of Bins</text:p>
          </table:table-cell>
          <table:table-cell table:style-name="ce1" office:value-type="string" calcext:value-type="string">
            <text:p>Sample </text:p>
            <text:p>Map Index</text:p>
          </table:table-cell>
          <table:table-cell table:style-name="ce1" office:value-type="string" calcext:value-type="string">
            <text:p>Freq Bands</text:p>
          </table:table-cell>
          <table:table-cell table:style-name="ce6" office:value-type="string" calcext:value-type="string">
            <text:p>Num of Bins</text:p>
          </table:table-cell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10^([.$C$6]+[.B10]*([.$C$7]-[.$C$6])/[.$C$3])" office:value-type="float" office:value="86.1328125" calcext:value-type="float">
            <text:p>86.1328125</text:p>
          </table:table-cell>
          <table:table-cell table:style-name="ce3" table:formula="of:=([.C10]/[.$C$1]*[.$C$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DC Offset</text:p>
          </table:table-cell>
          <table:table-cell office:value-type="float" office:value="1" calcext:value-type="float">
            <text:p>1</text:p>
          </table:table-cell>
          <table:table-cell table:style-name="ce7" table:formula="of:=[.C10]" office:value-type="float" office:value="86.1328125" calcext:value-type="float">
            <text:p>86.1328125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table:formula="of:=10^([.$C$6]+[.B11]*([.$C$7]-[.$C$6])/[.$C$3])" office:value-type="float" office:value="172.265625" calcext:value-type="float">
            <text:p>172.265625</text:p>
          </table:table-cell>
          <table:table-cell table:style-name="ce3" table:formula="of:=([.C11]/[.$C$1]*[.$C$2]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86.13 – 172.27</text:p>
          </table:table-cell>
          <table:table-cell/>
          <table:table-cell table:style-name="ce8" table:formula="of:=[.H10]+[.$C$10]" office:value-type="float" office:value="172.265625" calcext:value-type="float">
            <text:p>172.265625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10^([.$C$6]+[.B12]*([.$C$7]-[.$C$6])/[.$C$3])" office:value-type="float" office:value="344.53125" calcext:value-type="float">
            <text:p>344.53125</text:p>
          </table:table-cell>
          <table:table-cell table:style-name="ce3" table:formula="of:=([.C12]/[.$C$1]*[.$C$2])" office:value-type="float" office:value="4" calcext:value-type="float">
            <text:p>4</text:p>
          </table:table-cell>
          <table:table-cell table:style-name="ce3" office:value-type="string" calcext:value-type="string">
            <text:p>2 – 3</text:p>
          </table:table-cell>
          <table:table-cell table:style-name="ce4" office:value-type="string" calcext:value-type="string">
            <text:p>172.27 – 344.53</text:p>
          </table:table-cell>
          <table:table-cell office:value-type="float" office:value="2" calcext:value-type="float">
            <text:p>2</text:p>
          </table:table-cell>
          <table:table-cell table:style-name="ce4" table:formula="of:=[.H11]+[.$C$10]" office:value-type="float" office:value="258.3984375" calcext:value-type="float">
            <text:p>258.3984375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table:formula="of:=10^([.$C$6]+[.B13]*([.$C$7]-[.$C$6])/[.$C$3])" office:value-type="float" office:value="689.062500000001" calcext:value-type="float">
            <text:p>689.062500000001</text:p>
          </table:table-cell>
          <table:table-cell table:style-name="ce3" table:formula="of:=([.C13]/[.$C$1]*[.$C$2])" office:value-type="float" office:value="8.00000000000001" calcext:value-type="float">
            <text:p>8.00000000000001</text:p>
          </table:table-cell>
          <table:table-cell table:style-name="ce3" office:value-type="string" calcext:value-type="string">
            <text:p>4 – 7</text:p>
          </table:table-cell>
          <table:table-cell table:style-name="ce4" office:value-type="string" calcext:value-type="string">
            <text:p>344.53 – 689.06</text:p>
          </table:table-cell>
          <table:table-cell/>
          <table:table-cell table:style-name="ce8" table:formula="of:=[.H12]+[.$C$10]" office:value-type="float" office:value="344.53125" calcext:value-type="float">
            <text:p>344.53125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table:formula="of:=10^([.$C$6]+[.B14]*([.$C$7]-[.$C$6])/[.$C$3])" office:value-type="float" office:value="1378.125" calcext:value-type="float">
            <text:p>1378.125</text:p>
          </table:table-cell>
          <table:table-cell table:style-name="ce3" table:formula="of:=([.C14]/[.$C$1]*[.$C$2])" office:value-type="float" office:value="16" calcext:value-type="float">
            <text:p>16</text:p>
          </table:table-cell>
          <table:table-cell table:style-name="ce3" office:value-type="string" calcext:value-type="string">
            <text:p>8 -15</text:p>
          </table:table-cell>
          <table:table-cell table:style-name="ce4" office:value-type="string" calcext:value-type="string">
            <text:p>689.06 – 1378.13</text:p>
          </table:table-cell>
          <table:table-cell/>
          <table:table-cell table:style-name="ce4" table:formula="of:=[.H13]+[.$C$10]" office:value-type="float" office:value="430.6640625" calcext:value-type="float">
            <text:p>430.6640625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table:formula="of:=10^([.$C$6]+[.B15]*([.$C$7]-[.$C$6])/[.$C$3])" office:value-type="float" office:value="2756.25000000001" calcext:value-type="float">
            <text:p>2756.25000000001</text:p>
          </table:table-cell>
          <table:table-cell table:style-name="ce3" table:formula="of:=([.C15]/[.$C$1]*[.$C$2])" office:value-type="float" office:value="32.0000000000001" calcext:value-type="float">
            <text:p>32.0000000000001</text:p>
          </table:table-cell>
          <table:table-cell table:style-name="ce3" office:value-type="string" calcext:value-type="string">
            <text:p>16 – 31</text:p>
          </table:table-cell>
          <table:table-cell table:style-name="ce4" office:value-type="string" calcext:value-type="string">
            <text:p>1378.13 – 2756.25</text:p>
          </table:table-cell>
          <table:table-cell/>
          <table:table-cell table:style-name="ce4" table:formula="of:=[.H14]+[.$C$10]" office:value-type="float" office:value="516.796875" calcext:value-type="float">
            <text:p>516.796875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table:formula="of:=10^([.$C$6]+[.B16]*([.$C$7]-[.$C$6])/[.$C$3])" office:value-type="float" office:value="5512.50000000002" calcext:value-type="float">
            <text:p>5512.50000000002</text:p>
          </table:table-cell>
          <table:table-cell table:style-name="ce3" table:formula="of:=([.C16]/[.$C$1]*[.$C$2])" office:value-type="float" office:value="64.0000000000002" calcext:value-type="float">
            <text:p>64.0000000000002</text:p>
          </table:table-cell>
          <table:table-cell table:style-name="ce3" office:value-type="string" calcext:value-type="string">
            <text:p>32 – 63</text:p>
          </table:table-cell>
          <table:table-cell table:style-name="ce4" office:value-type="string" calcext:value-type="string">
            <text:p>2756.25 – 5512.5</text:p>
          </table:table-cell>
          <table:table-cell office:value-type="float" office:value="4" calcext:value-type="float">
            <text:p>4</text:p>
          </table:table-cell>
          <table:table-cell table:style-name="ce4" table:formula="of:=[.H15]+[.$C$10]" office:value-type="float" office:value="602.9296875" calcext:value-type="float">
            <text:p>602.9296875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table:formula="of:=10^([.$C$6]+[.B17]*([.$C$7]-[.$C$6])/[.$C$3])" office:value-type="float" office:value="11025.0000000001" calcext:value-type="float">
            <text:p>11025.0000000001</text:p>
          </table:table-cell>
          <table:table-cell table:style-name="ce3" table:formula="of:=([.C17]/[.$C$1]*[.$C$2])" office:value-type="float" office:value="128.000000000001" calcext:value-type="float">
            <text:p>128.000000000001</text:p>
          </table:table-cell>
          <table:table-cell table:style-name="ce3" office:value-type="string" calcext:value-type="string">
            <text:p>64 – 127</text:p>
          </table:table-cell>
          <table:table-cell table:style-name="ce4" office:value-type="string" calcext:value-type="string">
            <text:p>5512.5 – 11025</text:p>
          </table:table-cell>
          <table:table-cell/>
          <table:table-cell table:style-name="ce8" table:formula="of:=[.H16]+[.$C$10]" office:value-type="float" office:value="689.0625" calcext:value-type="float">
            <text:p>689.0625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table:formula="of:=10^([.$C$6]+[.B18]*([.$C$7]-[.$C$6])/[.$C$3])" office:value-type="float" office:value="22050.0000000001" calcext:value-type="float">
            <text:p>22050.0000000001</text:p>
          </table:table-cell>
          <table:table-cell table:style-name="ce3" table:formula="of:=([.C18]/[.$C$1]*[.$C$2])" office:value-type="float" office:value="256.000000000001" calcext:value-type="float">
            <text:p>256.000000000001</text:p>
          </table:table-cell>
          <table:table-cell table:style-name="ce3" office:value-type="string" calcext:value-type="string">
            <text:p>128 – 255</text:p>
          </table:table-cell>
          <table:table-cell table:style-name="ce4" office:value-type="string" calcext:value-type="string">
            <text:p>11025 – 22050</text:p>
          </table:table-cell>
          <table:table-cell/>
          <table:table-cell table:style-name="ce7" table:formula="of:=[.H17]+[.$C$10]" office:value-type="float" office:value="775.1953125" calcext:value-type="float">
            <text:p>775.1953125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7" table:formula="of:=[.H18]+[.$C$10]" office:value-type="float" office:value="861.328125" calcext:value-type="float">
            <text:p>861.328125</text:p>
          </table:table-cell>
        </table:table-row>
        <table:table-row table:style-name="ro1">
          <table:table-cell table:number-columns-repeated="7"/>
          <table:table-cell table:style-name="ce7" table:formula="of:=[.H19]+[.$C$10]" office:value-type="float" office:value="947.4609375" calcext:value-type="float">
            <text:p>947.4609375</text:p>
          </table:table-cell>
        </table:table-row>
        <table:table-row table:style-name="ro1">
          <table:table-cell table:number-columns-repeated="7"/>
          <table:table-cell table:style-name="ce7" table:formula="of:=[.H20]+[.$C$10]" office:value-type="float" office:value="1033.59375" calcext:value-type="float">
            <text:p>1033.59375</text:p>
          </table:table-cell>
        </table:table-row>
        <table:table-row table:style-name="ro1">
          <table:table-cell table:number-columns-repeated="7"/>
          <table:table-cell table:style-name="ce7" table:formula="of:=[.H21]+[.$C$10]" office:value-type="float" office:value="1119.7265625" calcext:value-type="float">
            <text:p>1119.7265625</text:p>
          </table:table-cell>
        </table:table-row>
        <table:table-row table:style-name="ro1">
          <table:table-cell table:number-columns-repeated="7"/>
          <table:table-cell table:style-name="ce7" table:formula="of:=[.H22]+[.$C$10]" office:value-type="float" office:value="1205.859375" calcext:value-type="float">
            <text:p>1205.859375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7" table:formula="of:=[.H23]+[.$C$10]" office:value-type="float" office:value="1291.9921875" calcext:value-type="float">
            <text:p>1291.9921875</text:p>
          </table:table-cell>
        </table:table-row>
        <table:table-row table:style-name="ro1">
          <table:table-cell table:number-columns-repeated="7"/>
          <table:table-cell table:style-name="ce8" table:formula="of:=[.H24]+[.$C$10]" office:value-type="float" office:value="1378.125" calcext:value-type="float">
            <text:p>1378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2:58:06.60687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07:21:17.016365300</meta:creation-date>
    <dc:date>2026-01-04T18:59:06.517351300</dc:date>
    <meta:editing-duration>PT36M40S</meta:editing-duration>
    <meta:editing-cycles>2</meta:editing-cycles>
    <meta:generator>LibreOffice/25.2.7.1$Windows_X86_64 LibreOffice_project/16e8e36d1610f10597ed778c3dcb0a5aa0ed5d6f</meta:generator>
    <meta:document-statistic meta:table-count="1" meta:cell-count="85" meta:object-count="0"/>
  </office:meta>
</office:document-meta>
</file>